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67cm"/>
    </style:style>
    <style:style style:name="co3" style:family="table-column">
      <style:table-column-properties fo:break-before="auto" style:column-width="2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Weapon name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Attack delay</text:p>
          </table:table-cell>
          <table:table-cell table:style-name="ce1" office:value-type="string">
            <text:p>DPS</text:p>
          </table:table-cell>
          <table:table-cell table:style-name="ce1" office:value-type="string">
            <text:p>Mag size</text:p>
          </table:table-cell>
          <table:table-cell table:style-name="ce1" office:value-type="string">
            <text:p>Reload time</text:p>
          </table:table-cell>
          <table:table-cell table:style-name="ce1" office:value-type="string">
            <text:p>Damage/reload ratio</text:p>
          </table:table-cell>
          <table:table-cell table:number-columns-repeated="2"/>
          <table:table-cell table:style-name="ce1" office:value-type="string">
            <text:p>Notes</text:p>
          </table:table-cell>
          <table:table-cell table:number-columns-repeated="1014"/>
        </table:table-row>
        <table:table-row table:style-name="ro1">
          <table:table-cell office:value-type="string">
            <text:p>Fist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[.B2]*(25/([.C2]+1))" office:value-type="float" office:value="12.5">
            <text:p>12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B2]*[.E2])/[.F2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Knif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B3]*(25/([.C3]+1))" office:value-type="float" office:value="18.75">
            <text:p>18,7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B3]*[.E3])/[.F3]" office:value-type="float" office:value="0">
            <text:p>0</text:p>
          </table:table-cell>
          <table:table-cell table:number-columns-repeated="2"/>
          <table:table-cell office:value-type="string">
            <text:p>75% damage to nonorganic enemies</text:p>
          </table:table-cell>
          <table:table-cell table:number-columns-repeated="1014"/>
        </table:table-row>
        <table:table-row table:style-name="ro1">
          <table:table-cell office:value-type="string">
            <text:p>Nightstick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[.B4]*(25/([.C4]+1))" office:value-type="float" office:value="16.6666666666667">
            <text:p>16,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B4]*[.E4])/[.F4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Bat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B5]*(25/([.C5]+1))" office:value-type="float" office:value="17.5">
            <text:p>17,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B5]*[.E5])/[.F5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Pistol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B6]*(25/([.C6]+1))"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B6]*[.E6])/[.F6]" office:value-type="float" office:value="3.2">
            <text:p>3,2</text:p>
          </table:table-cell>
          <table:table-cell table:number-columns-repeated="1017"/>
        </table:table-row>
        <table:table-row table:style-name="ro1">
          <table:table-cell office:value-type="string">
            <text:p>Shotgun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[.B7]*(25/([.C7]+1))" office:value-type="float" office:value="33.3333333333333">
            <text:p>33,33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table:formula="of:=([.B7]*[.E7])/[.F7]" office:value-type="float" office:value="3.2">
            <text:p>3,2</text:p>
          </table:table-cell>
          <table:table-cell table:number-columns-repeated="2"/>
          <table:table-cell office:value-type="string">
            <text:p>Point-blank damage, reduced with distance</text:p>
          </table:table-cell>
          <table:table-cell table:number-columns-repeated="1014"/>
        </table:table-row>
        <table:table-row table:style-name="ro1">
          <table:table-cell office:value-type="string">
            <text:p>Auto Rifl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[.B8]*(25/([.C8]+1))" office:value-type="float" office:value="43.75">
            <text:p>43,75</text:p>
          </table:table-cell>
          <table:table-cell table:number-columns-repeated="2" office:value-type="float" office:value="30">
            <text:p>30</text:p>
          </table:table-cell>
          <table:table-cell table:formula="of:=([.B8]*[.E8])/[.F8]" office:value-type="float" office:value="7">
            <text:p>7</text:p>
          </table:table-cell>
          <table:table-cell table:number-columns-repeated="1017"/>
        </table:table-row>
        <table:table-row table:style-name="ro1">
          <table:table-cell office:value-type="string">
            <text:p>Sniper Rifle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[.B9]*(25/([.C9]+1))" office:value-type="float" office:value="33.3333333333333">
            <text:p>33,3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formula="of:=([.B9]*[.E9])/[.F9]" office:value-type="float" office:value="3.33333333333333">
            <text:p>3,33</text:p>
          </table:table-cell>
          <table:table-cell table:number-columns-repeated="1017"/>
        </table:table-row>
        <table:table-row table:style-name="ro1">
          <table:table-cell office:value-type="string">
            <text:p>Minigun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10]*(25/([.C10]+1))"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B10]*[.E10])/[.F10]"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string">
            <text:p>Flamethrow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11]*(25/([.C11]+1))" office:value-type="float" office:value="41.6666666666667">
            <text:p>41,67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table:formula="of:=([.B11]*[.E11])/[.F11]" office:value-type="float" office:value="8.57142857142857">
            <text:p>8,57</text:p>
          </table:table-cell>
          <table:table-cell table:number-columns-repeated="2"/>
          <table:table-cell office:value-type="string">
            <text:p>75% damage to nonorganic enemies</text:p>
          </table:table-cell>
          <table:table-cell table:number-columns-repeated="1014"/>
        </table:table-row>
        <table:table-row table:style-name="ro1">
          <table:table-cell office:value-type="string">
            <text:p>Sonic wave gun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formula="of:=[.B12]*(25/([.C12]+1))" office:value-type="float" office:value="35.7142857142857">
            <text:p>35,71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table:formula="of:=([.B12]*[.E12])/[.F12]" office:value-type="float" office:value="4">
            <text:p>4</text:p>
          </table:table-cell>
          <table:table-cell table:number-columns-repeated="2"/>
          <table:table-cell office:value-type="string">
            <text:p>12.5% damage to nonorganic enemies</text:p>
          </table:table-cell>
          <table:table-cell table:number-columns-repeated="1014"/>
        </table:table-row>
        <table:table-row table:style-name="ro1"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B13]*(25/([.C13]+1))" office:value-type="float" office:value="38.0952380952381">
            <text:p>38,1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table:formula="of:=([.B13]*[.E13])/[.F13]" office:value-type="float" office:value="5.12">
            <text:p>5,12</text:p>
          </table:table-cell>
          <table:table-cell table:number-columns-repeated="2"/>
          <table:table-cell office:value-type="string">
            <text:p>0% damage to organic enemies, wide area effect</text:p>
          </table:table-cell>
          <table:table-cell table:number-columns-repeated="1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D13]*(25/([.AE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R13]*(25/([.AS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BF13]*(25/([.BG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BT13]*(25/([.BU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CH13]*(25/([.CI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CV13]*(25/([.CW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DJ13]*(25/([.DK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DX13]*(25/([.DY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EL13]*(25/([.EM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EZ13]*(25/([.FA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FN13]*(25/([.FO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GB13]*(25/([.GC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GP13]*(25/([.GQ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HD13]*(25/([.HE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HR13]*(25/([.HS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IF13]*(25/([.IG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IT13]*(25/([.IU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JH13]*(25/([.JI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JV13]*(25/([.JW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KJ13]*(25/([.KK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KX13]*(25/([.KY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LL13]*(25/([.LM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LZ13]*(25/([.MA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MN13]*(25/([.MO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NB13]*(25/([.NC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NP13]*(25/([.NQ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OD13]*(25/([.OE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OR13]*(25/([.OS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PF13]*(25/([.PG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PT13]*(25/([.PU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QH13]*(25/([.QI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QV13]*(25/([.QW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RJ13]*(25/([.RK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RX13]*(25/([.RY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SL13]*(25/([.SM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SZ13]*(25/([.TA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TN13]*(25/([.TO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UB13]*(25/([.UC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UP13]*(25/([.UQ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VD13]*(25/([.VE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VR13]*(25/([.VS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WF13]*(25/([.WG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WT13]*(25/([.WU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XH13]*(25/([.XI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XV13]*(25/([.XW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YJ13]*(25/([.YK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YX13]*(25/([.YY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ZL13]*(25/([.ZM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ZZ13]*(25/([.AAA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AN13]*(25/([.AAO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BB13]*(25/([.ABC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BP13]*(25/([.ABQ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CD13]*(25/([.ACE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CR13]*(25/([.ACS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DF13]*(25/([.ADG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DT13]*(25/([.ADU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EH13]*(25/([.AEI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EV13]*(25/([.AEW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FJ13]*(25/([.AFK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FX13]*(25/([.AFY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GL13]*(25/([.AGM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GZ13]*(25/([.AHA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HN13]*(25/([.AHO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IB13]*(25/([.AIC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IP13]*(25/([.AIQ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JD13]*(25/([.AJE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JR13]*(25/([.AJS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KF13]*(25/([.AKG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KT13]*(25/([.AKU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LH13]*(25/([.ALI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formula="of:=[.ALV13]*(25/([.ALW13]+1))" office:value-type="float" office:value="38.0952380952381">
            <text:p>38,1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0% damage to organic enemies, wide area effect</text:p>
          </table:table-cell>
          <table:table-cell table:number-columns-repeated="4"/>
          <table:table-cell office:value-type="string">
            <text:p>EMP Generator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Grenade Launcher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[.B14]*(25/([.C14]+1))" office:value-type="float" office:value="46.6666666666667">
            <text:p>46,67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formula="of:=([.B14]*[.E14])/[.F14]" office:value-type="float" office:value="2.8">
            <text:p>2,8</text:p>
          </table:table-cell>
          <table:table-cell table:number-columns-repeated="1017"/>
        </table:table-row>
        <table:table-row table:style-name="ro1">
          <table:table-cell office:value-type="string">
            <text:p>Bazooka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table:formula="of:=[.B15]*(25/([.C15]+1))"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formula="of:=([.B15]*[.E15])/[.F15]" office:value-type="float" office:value="1.2">
            <text:p>1,2</text:p>
          </table:table-cell>
          <table:table-cell table:number-columns-repeated="2"/>
          <table:table-cell office:value-type="string">
            <text:p>Reload time included in attack delay, as mag is 1 only</text:p>
          </table:table-cell>
          <table:table-cell table:number-columns-repeated="1014"/>
        </table:table-row>
        <table:table-row table:style-name="ro1">
          <table:table-cell office:value-type="string">
            <text:p>Thrown Grenade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table:formula="of:=[.B16]*(25/([.C16]+1))" office:value-type="float" office:value="42.1052631578947">
            <text:p>42,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([.B16]*[.E16])/[.F16]" office:value-type="float" office:value="0">
            <text:p>0</text:p>
          </table:table-cell>
          <table:table-cell table:number-columns-repeated="10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31.01.2013</text:date>, <text:time>13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2M28S</meta:editing-duration>
    <meta:editing-cycles>12</meta:editing-cycles>
    <meta:generator>OpenOffice.org/3.4.1$Win32 OpenOffice.org_project/341m1$Build-9593</meta:generator>
    <dc:date>2013-01-31T13:10:50.48</dc:date>
    <meta:document-statistic meta:table-count="3" meta:cell-count="619" meta:object-count="0"/>
    <meta:user-defined meta:name="Info 1"/>
    <meta:user-defined meta:name="Info 2"/>
    <meta:user-defined meta:name="Info 3"/>
    <meta:user-defined meta:name="Info 4"/>
  </office:meta>
</office:document-meta>
</file>